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roman" style:font-pitch="variable"/>
    <style:font-face style:name="Liberation Sans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5.91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507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3.507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507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PFE / MT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Tests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Peinture au rouleau</text:p>
                <text:list>
                  <text:list-item>
                    <text:p>OK</text:p>
                  </text:list-item>
                </text:list>
              </text:list-item>
              <text:list-item>
                <text:p>Ski nordique </text:p>
                <text:list>
                  <text:list-item>
                    <text:p>OK</text:p>
                  </text:list-item>
                </text:list>
              </text:list-item>
              <text:list-item>
                <text:p>Investigation</text:p>
                <text:list>
                  <text:list-item>
                    <text:p>En cours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192cm" svg:height="3.507cm" draw:transform="rotate (0.188670092140587) translate (0.288cm 2.724cm)" presentation:class="title" presentation:user-transformed="true">
          <draw:text-box>
            <text:p>mTSP</text:p>
          </draw:text-box>
        </draw:frame>
        <draw:frame presentation:style-name="pr8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1 équipe </text:p>
                <text:list>
                  <text:list-item>
                    <text:p>TSP classique </text:p>
                    <text:list>
                      <text:list-item>
                        <text:p>Gurobi <text:a xlink:href="https://www.gurobi.com/documentation/9.5/examples/tsp_py.html" xlink:type="simple">https://www.gurobi.com/documentation/9.5/examples/tsp_py.html</text:a></text:p>
                      </text:list-item>
                    </text:list>
                  </text:list-item>
                </text:list>
              </text:list-item>
              <text:list-item>
                <text:p>n &gt; 1 équipes</text:p>
                <text:list>
                  <text:list-item>
                    <text:p>MTSP</text:p>
                    <text:list>
                      <text:list-item>
                        <text:p><text:a xlink:href="https://fr.mathworks.com/matlabcentral/fileexchange/31814-mdmtspv_ga-multiple-depot-multiple-traveling-salesmen-problem-solved-by-genetic-algorithm" xlink:type="simple">https://fr.mathworks.com/matlabcentral/fileexchange/31814-mdmtspv_ga-multiple-depot-multiple-traveling-salesmen-problem-solved-by-genetic-algorithm</text:a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user-transformed="true">
          <draw:text-box>
            <text:p>Rapport</text:p>
          </draw:text-box>
        </draw:frame>
        <draw:frame presentation:style-name="pr11" draw:layer="layout" svg:width="24.631cm" svg:height="7.986cm" svg:x="1.68cm" svg:y="9.814cm" presentation:class="outline" presentation:user-transformed="true">
          <draw:text-box>
            <text:list text:style-name="L2">
              <text:list-item>
                <text:p>Définitions préliminaires et hypothèses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roman" style:font-pitch="variable"/>
    <style:font-face style:name="Liberation Sans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 style:font-size-asian="26pt" style:font-size-complex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3"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3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6T13:25:05.128963343</meta:creation-date>
    <meta:editing-duration>PT1H32M49S</meta:editing-duration>
    <meta:editing-cycles>5</meta:editing-cycles>
    <meta:generator>LibreOffice/6.4.7.2$Linux_X86_64 LibreOffice_project/40$Build-2</meta:generator>
    <dc:title>Progress</dc:title>
    <dc:date>2023-05-16T14:57:55.389836405</dc:date>
    <meta:document-statistic meta:object-count="85"/>
  </office:meta>
</office:document-meta>
</file>